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askerville" svg:font-family="Baskerville, Brill, Amiri, Georgia, Lateef, 'Geeza Pro', serif"/>
    <style:font-face style:name="Courier New" svg:font-family="'Courier New', Lucid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8821" officeooo:paragraph-rsid="000d8821"/>
    </style:style>
    <style:style style:name="P2" style:family="paragraph" style:parent-style-name="Standard" style:list-style-name="L2">
      <style:text-properties officeooo:paragraph-rsid="0016c28e"/>
    </style:style>
    <style:style style:name="P3" style:family="paragraph" style:parent-style-name="Standard" style:list-style-name="L2">
      <style:text-properties officeooo:paragraph-rsid="00185b23"/>
    </style:style>
    <style:style style:name="P4" style:family="paragraph" style:parent-style-name="Standard" style:list-style-name="L2">
      <style:text-properties officeooo:paragraph-rsid="001922e7"/>
    </style:style>
    <style:style style:name="P5" style:family="paragraph" style:parent-style-name="Standard" style:list-style-name="L2">
      <style:text-properties officeooo:paragraph-rsid="0022a9f1"/>
    </style:style>
    <style:style style:name="P6" style:family="paragraph" style:parent-style-name="Standard" style:list-style-name="L2">
      <style:text-properties officeooo:paragraph-rsid="00247c3a"/>
    </style:style>
    <style:style style:name="P7" style:family="paragraph" style:parent-style-name="Standard" style:list-style-name="L2">
      <style:text-properties officeooo:paragraph-rsid="0026aabf"/>
    </style:style>
    <style:style style:name="P8" style:family="paragraph" style:parent-style-name="Standard" style:list-style-name="L2">
      <style:text-properties officeooo:rsid="000e1de4" officeooo:paragraph-rsid="000e1de4"/>
    </style:style>
    <style:style style:name="P9" style:family="paragraph" style:parent-style-name="Standard" style:list-style-name="L2">
      <style:text-properties fo:color="#000000" officeooo:paragraph-rsid="000e1de4"/>
    </style:style>
    <style:style style:name="P10" style:family="paragraph" style:parent-style-name="Standard" style:list-style-name="L2">
      <style:text-properties fo:color="#000000" officeooo:paragraph-rsid="00118b8e"/>
    </style:style>
    <style:style style:name="P11" style:family="paragraph" style:parent-style-name="Standard" style:list-style-name="L2">
      <style:text-properties fo:font-variant="normal" fo:text-transform="none" fo:color="#000000" style:font-name="Courier New" fo:font-size="11.3500003814697pt" fo:letter-spacing="normal" fo:font-style="normal" fo:font-weight="normal" officeooo:paragraph-rsid="00120003"/>
    </style:style>
    <style:style style:name="P12" style:family="paragraph" style:parent-style-name="Standard" style:list-style-name="L2">
      <style:text-properties fo:font-variant="normal" fo:text-transform="none" fo:color="#000000" style:font-name="Courier New" fo:font-size="11.3500003814697pt" fo:letter-spacing="normal" fo:font-style="normal" fo:font-weight="normal" officeooo:paragraph-rsid="0012f77a"/>
    </style:style>
    <style:style style:name="P13" style:family="paragraph" style:parent-style-name="Standard" style:list-style-name="L2">
      <style:text-properties fo:font-variant="normal" fo:text-transform="none" fo:color="#000000" fo:letter-spacing="normal" officeooo:paragraph-rsid="0012f77a" style:font-name-complex="Baskerville" style:font-size-complex="14pt" style:font-style-complex="normal" style:font-weight-complex="normal"/>
    </style:style>
    <style:style style:name="P14" style:family="paragraph" style:parent-style-name="Standard" style:list-style-name="L2">
      <style:text-properties fo:font-variant="normal" fo:text-transform="none" fo:color="#000000" fo:letter-spacing="normal" officeooo:paragraph-rsid="0014e4ea"/>
    </style:style>
    <style:style style:name="P15" style:family="paragraph" style:parent-style-name="Standard" style:list-style-name="L2">
      <style:text-properties fo:font-variant="normal" fo:text-transform="none" fo:color="#000000" fo:letter-spacing="normal" officeooo:rsid="00152cc6" officeooo:paragraph-rsid="00152cc6"/>
    </style:style>
    <style:style style:name="P16" style:family="paragraph" style:parent-style-name="Standard" style:list-style-name="L2">
      <style:text-properties officeooo:rsid="001922e7" officeooo:paragraph-rsid="001922e7"/>
    </style:style>
    <style:style style:name="P17" style:family="paragraph" style:parent-style-name="Standard" style:list-style-name="L2">
      <style:text-properties officeooo:rsid="00255cd7" officeooo:paragraph-rsid="00255cd7"/>
    </style:style>
    <style:style style:name="P18" style:family="paragraph" style:parent-style-name="Standard" style:list-style-name="L2">
      <style:text-properties officeooo:rsid="0026aabf" officeooo:paragraph-rsid="0026aabf"/>
    </style:style>
    <style:style style:name="P19" style:family="paragraph" style:parent-style-name="Standard" style:list-style-name="L2">
      <style:text-properties officeooo:rsid="00247c3a" officeooo:paragraph-rsid="00247c3a"/>
    </style:style>
    <style:style style:name="P20" style:family="paragraph" style:parent-style-name="Text_20_body" style:list-style-name="L2">
      <style:text-properties officeooo:paragraph-rsid="001f3055"/>
    </style:style>
    <style:style style:name="P21" style:family="paragraph" style:parent-style-name="Text_20_body" style:list-style-name="L2">
      <style:text-properties officeooo:paragraph-rsid="001d518e"/>
    </style:style>
    <style:style style:name="P22" style:family="paragraph" style:parent-style-name="Text_20_body" style:list-style-name="L2">
      <style:text-properties officeooo:paragraph-rsid="002b4e65"/>
    </style:style>
    <style:style style:name="P23" style:family="paragraph" style:parent-style-name="Text_20_body" style:list-style-name="L2">
      <style:text-properties officeooo:paragraph-rsid="00311c1a"/>
    </style:style>
    <style:style style:name="P24" style:family="paragraph" style:parent-style-name="Text_20_body" style:list-style-name="L2">
      <style:text-properties officeooo:paragraph-rsid="00338cc2"/>
    </style:style>
    <style:style style:name="P25" style:family="paragraph" style:parent-style-name="Text_20_body" style:list-style-name="L2">
      <style:text-properties officeooo:paragraph-rsid="003488c7"/>
    </style:style>
    <style:style style:name="P26" style:family="paragraph" style:parent-style-name="Text_20_body" style:list-style-name="L2">
      <style:text-properties officeooo:rsid="0020b5a2" officeooo:paragraph-rsid="0020b5a2"/>
    </style:style>
    <style:style style:name="P27" style:family="paragraph" style:parent-style-name="Text_20_body" style:list-style-name="L2">
      <style:text-properties officeooo:rsid="0021ed43" officeooo:paragraph-rsid="0021ed43"/>
    </style:style>
    <style:style style:name="P28" style:family="paragraph" style:parent-style-name="Text_20_body" style:list-style-name="L2">
      <style:text-properties officeooo:rsid="0029762d" officeooo:paragraph-rsid="0029762d"/>
    </style:style>
    <style:style style:name="P29" style:family="paragraph" style:parent-style-name="Text_20_body" style:list-style-name="L2">
      <style:text-properties fo:color="#000000" style:font-name="Tahoma" fo:font-size="13pt" fo:font-weight="normal" officeooo:rsid="002b4e65" officeooo:paragraph-rsid="002b4e65" fo:background-color="transparent" style:font-size-asian="13pt" style:font-weight-asian="normal" style:font-weight-complex="normal"/>
    </style:style>
    <style:style style:name="P30" style:family="paragraph" style:parent-style-name="Text_20_body" style:list-style-name="L2">
      <style:text-properties fo:color="#000000" style:font-name="Tahoma" fo:font-size="13pt" style:text-underline-style="none" fo:font-weight="normal" officeooo:rsid="00343b14" officeooo:paragraph-rsid="00343b14" fo:background-color="transparent" style:font-size-asian="13pt" style:font-weight-asian="normal" style:font-weight-complex="normal"/>
    </style:style>
    <style:style style:name="P31" style:family="paragraph" style:parent-style-name="Text_20_body" style:list-style-name="L2">
      <style:text-properties officeooo:rsid="0034c97c" officeooo:paragraph-rsid="0034c97c"/>
    </style:style>
    <style:style style:name="P32" style:family="paragraph" style:parent-style-name="Text_20_body" style:list-style-name="L2">
      <style:paragraph-properties fo:text-align="start" style:justify-single-word="false" style:writing-mode="lr-tb"/>
      <style:text-properties fo:color="#000000" style:font-name="Tahoma" fo:font-size="13pt" fo:font-weight="normal" officeooo:rsid="00290537" officeooo:paragraph-rsid="00290537" fo:background-color="transparent" style:font-size-asian="13pt" style:font-weight-asian="normal" style:font-weight-complex="normal"/>
    </style:style>
    <style:style style:name="T1" style:family="text">
      <style:text-properties fo:font-variant="normal" fo:text-transform="none" style:font-name="Tahoma" fo:font-size="13pt" fo:letter-spacing="normal" fo:font-style="normal" officeooo:rsid="00101954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2" style:family="text">
      <style:text-properties fo:font-variant="normal" fo:text-transform="none" style:font-name="Tahoma" fo:font-size="13pt" fo:letter-spacing="normal" fo:font-style="normal" fo:font-weight="normal" fo:background-color="transparent" loext:char-shading-value="0" style:font-size-asian="13pt" style:font-weight-asian="normal" style:font-weight-complex="normal"/>
    </style:style>
    <style:style style:name="T3" style:family="text">
      <style:text-properties fo:font-variant="normal" fo:text-transform="none" style:font-name="Tahoma" fo:font-size="13pt" fo:letter-spacing="normal" fo:font-style="normal" fo:font-weight="normal" officeooo:rsid="00101954" fo:background-color="transparent" loext:char-shading-value="0" style:font-size-asian="13pt" style:font-weight-asian="normal" style:font-weight-complex="normal"/>
    </style:style>
    <style:style style:name="T4" style:family="text">
      <style:text-properties fo:font-variant="normal" fo:text-transform="none" style:font-name="Tahoma" fo:font-size="13pt" fo:letter-spacing="normal" fo:font-style="normal" fo:font-weight="normal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5" style:family="text">
      <style:text-properties fo:font-variant="normal" fo:text-transform="none" style:font-name="Tahoma" fo:font-size="13pt" fo:letter-spacing="normal" fo:font-style="normal" fo:font-weight="normal" officeooo:rsid="00101954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6" style:family="text">
      <style:text-properties fo:font-variant="normal" fo:text-transform="none" style:font-name="Tahoma" fo:font-size="13pt" fo:letter-spacing="normal" fo:font-style="normal" fo:font-weight="normal" officeooo:rsid="00118b8e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7" style:family="text">
      <style:text-properties fo:font-variant="normal" fo:text-transform="none" style:font-name="Tahoma" fo:font-size="13pt" fo:letter-spacing="normal" fo:font-style="normal" fo:font-weight="normal" officeooo:rsid="00101954" style:font-size-asian="13pt"/>
    </style:style>
    <style:style style:name="T8" style:family="text">
      <style:text-properties fo:font-variant="normal" fo:text-transform="none" fo:color="#000000" style:font-name="Tahoma" fo:font-size="13pt" fo:letter-spacing="normal" fo:font-style="normal" fo:font-weight="normal" officeooo:rsid="0016c28e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9" style:family="text">
      <style:text-properties fo:font-variant="normal" fo:text-transform="none" fo:color="#000000" style:font-name="Tahoma" fo:font-size="13pt" fo:letter-spacing="normal" fo:font-style="normal" fo:font-weight="normal" officeooo:rsid="00185b23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10" style:family="text">
      <style:text-properties style:font-name="Tahoma" fo:font-size="13pt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11" style:family="text">
      <style:text-properties style:font-name="Tahoma" fo:font-size="13pt" officeooo:rsid="00120003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12" style:family="text">
      <style:text-properties style:font-name="Tahoma" fo:font-size="13pt" officeooo:rsid="0012f77a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13" style:family="text">
      <style:text-properties style:font-name="Tahoma" fo:font-size="13pt" officeooo:rsid="00147e2f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14" style:family="text">
      <style:text-properties style:font-name="Tahoma" fo:font-size="13pt" officeooo:rsid="0014e4ea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15" style:family="text">
      <style:text-properties style:font-name="Tahoma" fo:font-size="13pt" officeooo:rsid="00147e2f" fo:background-color="transparent" loext:char-shading-value="0" style:font-size-asian="13pt" style:font-weight-asian="normal" style:font-name-complex="Courier New" style:font-size-complex="11.3500003814697pt"/>
    </style:style>
    <style:style style:name="T16" style:family="text">
      <style:text-properties style:font-name="Tahoma" fo:font-size="13pt" fo:font-weight="normal" officeooo:rsid="000e1de4" fo:background-color="transparent" loext:char-shading-value="0" style:font-size-asian="13pt" style:font-weight-asian="normal" style:font-weight-complex="normal"/>
    </style:style>
    <style:style style:name="T17" style:family="text">
      <style:text-properties style:font-name="Tahoma" fo:font-size="13pt" fo:font-weight="normal" officeooo:rsid="00290537" style:font-size-asian="13pt" style:font-weight-asian="normal" style:font-weight-complex="normal"/>
    </style:style>
    <style:style style:name="T18" style:family="text">
      <style:text-properties style:font-name="Tahoma" fo:font-size="13pt" fo:font-style="normal" fo:font-weight="normal" fo:background-color="transparent" loext:char-shading-value="0" style:font-size-asian="13pt" style:font-weight-asian="normal" style:font-name-complex="Courier New" style:font-size-complex="11.3500003814697pt"/>
    </style:style>
    <style:style style:name="T19" style:family="text">
      <style:text-properties style:font-name="Tahoma" fo:font-size="13pt" fo:font-style="normal" fo:font-weight="normal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20" style:family="text">
      <style:text-properties style:font-name="Tahoma" fo:font-size="13pt" fo:font-style="normal" fo:font-weight="normal" officeooo:rsid="0014e4ea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21" style:family="text">
      <style:text-properties style:font-name="Tahoma" fo:font-size="13pt" fo:font-style="normal" fo:font-weight="normal" officeooo:rsid="0016c28e" fo:background-color="transparent" loext:char-shading-value="0" style:font-size-asian="13pt" style:font-weight-asian="normal" style:font-name-complex="Courier New" style:font-size-complex="11.3500003814697pt" style:font-style-complex="normal" style:font-weight-complex="normal"/>
    </style:style>
    <style:style style:name="T22" style:family="text">
      <style:text-properties style:font-name="Tahoma" fo:font-size="13pt" fo:font-style="normal" fo:font-weight="normal" officeooo:rsid="0012f77a" fo:background-color="transparent" loext:char-shading-value="0" style:font-size-asian="13pt" style:font-weight-asian="normal" style:font-name-complex="Courier New" style:font-size-complex="11.3500003814697pt"/>
    </style:style>
    <style:style style:name="T23" style:family="text">
      <style:text-properties style:font-name="Tahoma" fo:font-size="13pt" fo:font-style="normal" fo:font-weight="normal" officeooo:rsid="00147e2f" fo:background-color="transparent" loext:char-shading-value="0" style:font-size-asian="13pt" style:font-weight-asian="normal" style:font-name-complex="Courier New" style:font-size-complex="11.3500003814697pt"/>
    </style:style>
    <style:style style:name="T24" style:family="text">
      <style:text-properties officeooo:rsid="001c0671"/>
    </style:style>
    <style:style style:name="T25" style:family="text">
      <style:text-properties officeooo:rsid="001922e7"/>
    </style:style>
    <style:style style:name="T26" style:family="text">
      <style:text-properties officeooo:rsid="001d518e"/>
    </style:style>
    <style:style style:name="T27" style:family="text">
      <style:text-properties officeooo:rsid="0022a9f1"/>
    </style:style>
    <style:style style:name="T28" style:family="text">
      <style:text-properties officeooo:rsid="00247c3a"/>
    </style:style>
    <style:style style:name="T29" style:family="text">
      <style:text-properties fo:color="#000000" style:font-name="Tahoma" fo:font-size="13pt" fo:font-weight="bold" officeooo:rsid="0026aabf" fo:background-color="transparent" loext:char-shading-value="0" style:font-size-asian="13pt" style:font-weight-asian="bold"/>
    </style:style>
    <style:style style:name="T30" style:family="text">
      <style:text-properties fo:color="#000000" style:font-name="Tahoma" fo:font-size="13pt" fo:font-weight="bold" officeooo:rsid="00290537" fo:background-color="transparent" loext:char-shading-value="0" style:font-size-asian="13pt" style:font-weight-asian="bold"/>
    </style:style>
    <style:style style:name="T31" style:family="text">
      <style:text-properties fo:color="#000000" style:font-name="Tahoma" fo:font-size="13pt" fo:font-weight="normal" fo:background-color="transparent" loext:char-shading-value="0" style:font-size-asian="13pt" style:font-weight-asian="normal" style:font-weight-complex="normal"/>
    </style:style>
    <style:style style:name="T32" style:family="text">
      <style:text-properties fo:color="#000000" style:font-name="Tahoma" fo:font-size="13pt" fo:font-weight="normal" officeooo:rsid="00290537" fo:background-color="transparent" loext:char-shading-value="0" style:font-size-asian="13pt" style:font-weight-asian="normal" style:font-weight-complex="normal"/>
    </style:style>
    <style:style style:name="T33" style:family="text">
      <style:text-properties fo:color="#000000" style:font-name="Tahoma" fo:font-size="13pt" fo:font-weight="normal" officeooo:rsid="002d1f60" fo:background-color="transparent" loext:char-shading-value="0" style:font-size-asian="13pt" style:font-weight-asian="normal" style:font-weight-complex="normal"/>
    </style:style>
    <style:style style:name="T34" style:family="text">
      <style:text-properties fo:color="#000000" style:font-name="Tahoma" fo:font-size="13pt" fo:font-weight="normal" officeooo:rsid="002b4e65" fo:background-color="transparent" loext:char-shading-value="0" style:font-size-asian="13pt" style:font-weight-asian="normal" style:font-weight-complex="normal"/>
    </style:style>
    <style:style style:name="T35" style:family="text">
      <style:text-properties fo:color="#000000" style:font-name="Tahoma" fo:font-size="13pt" fo:font-weight="normal" officeooo:rsid="002f23c5" fo:background-color="transparent" loext:char-shading-value="0" style:font-size-asian="13pt" style:font-weight-asian="normal" style:font-weight-complex="normal"/>
    </style:style>
    <style:style style:name="T36" style:family="text">
      <style:text-properties fo:color="#000000" style:font-name="Tahoma" fo:font-size="13pt" style:text-underline-style="none" fo:font-weight="normal" officeooo:rsid="002d95af" fo:background-color="transparent" loext:char-shading-value="0" style:font-size-asian="13pt" style:font-weight-asian="normal" style:font-weight-complex="normal"/>
    </style:style>
    <style:style style:name="T37" style:family="text">
      <style:text-properties fo:color="#000000" style:font-name="Tahoma" fo:font-size="13pt" style:text-underline-style="none" fo:font-weight="normal" officeooo:rsid="002f23c5" fo:background-color="transparent" loext:char-shading-value="0" style:font-size-asian="13pt" style:font-weight-asian="normal" style:font-weight-complex="normal"/>
    </style:style>
    <style:style style:name="T38" style:family="text">
      <style:text-properties fo:color="#000000" style:font-name="Tahoma" fo:font-size="13pt" style:text-underline-style="none" fo:font-weight="normal" officeooo:rsid="002f60ff" fo:background-color="transparent" loext:char-shading-value="0" style:font-size-asian="13pt" style:font-weight-asian="normal" style:font-weight-complex="normal"/>
    </style:style>
    <style:style style:name="T39" style:family="text">
      <style:text-properties fo:color="#000000" style:font-name="Tahoma" fo:font-size="13pt" style:text-underline-style="none" fo:font-weight="normal" officeooo:rsid="00311c1a" fo:background-color="transparent" loext:char-shading-value="0" style:font-size-asian="13pt" style:font-weight-asian="normal" style:font-weight-complex="normal"/>
    </style:style>
    <style:style style:name="T40" style:family="text">
      <style:text-properties fo:color="#000000" style:font-name="Tahoma" fo:font-size="13pt" style:text-underline-style="none" fo:font-weight="normal" officeooo:rsid="00323202" fo:background-color="transparent" loext:char-shading-value="0" style:font-size-asian="13pt" style:font-weight-asian="normal" style:font-weight-complex="normal"/>
    </style:style>
    <style:style style:name="T41" style:family="text">
      <style:text-properties fo:color="#000000" style:font-name="Tahoma" fo:font-size="13pt" style:text-underline-style="none" fo:font-weight="normal" officeooo:rsid="00328a1f" fo:background-color="transparent" loext:char-shading-value="0" style:font-size-asian="13pt" style:font-weight-asian="normal" style:font-weight-complex="normal"/>
    </style:style>
    <style:style style:name="T42" style:family="text">
      <style:text-properties fo:color="#000000" style:font-name="Tahoma" fo:font-size="13pt" style:text-underline-style="none" fo:font-weight="normal" officeooo:rsid="00338cc2" fo:background-color="transparent" loext:char-shading-value="0" style:font-size-asian="13pt" style:font-weight-asian="normal" style:font-weight-complex="normal"/>
    </style:style>
    <style:style style:name="T43" style:family="text">
      <style:text-properties fo:color="#000000" style:font-name="Tahoma" fo:font-size="13pt" style:text-underline-style="none" fo:font-weight="normal" officeooo:rsid="003488c7" fo:background-color="transparent" loext:char-shading-value="0" style:font-size-asian="13pt" style:font-weight-asian="normal" style:font-weight-complex="normal"/>
    </style:style>
    <style:style style:name="T44" style:family="text">
      <style:text-properties officeooo:rsid="003488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2529051825940071" text:style-name="L1">
        <text:list-item>
          <text:p text:style-name="P1">Kishsh: two in cornu (in sijistan and tranxonia), one is found and used!!! </text:p>
        </text:list-item>
      </text:list>
      <text:list xml:id="list8115558255655012158" text:style-name="L2">
        <text:list-item>
          <text:p text:style-name="P8">طلقان و طالقان در خراسان</text:p>
        </text:list-item>
        <text:list-item>
          <text:p text:style-name="P9"><text:span text:style-name="T16">خايسار </text:span><text:span text:style-name="T2">KHAYSAR_625E342N_S </text:span><text:span text:style-name="T3">&gt;-&lt; </text:span><text:span text:style-name="T7">KHAYSAR_673E324N_S</text:span><text:span text:style-name="T1">خايسار</text:span><text:span text:style-name="T5">? Sijistan </text:span></text:p>
        </text:list-item>
        <text:list-item>
          <text:p text:style-name="P10"><text:span text:style-name="T5">ج</text:span><text:span text:style-name="T6">وین (</text:span><text:span text:style-name="T4">JUWAYN_616E317N_S</text:span><text:span text:style-name="T6">) vs جوین JUWAYN_566E368N_R</text:span></text:p>
        </text:list-item>
        <text:list-item>
          <text:p text:style-name="P11"><text:span text:style-name="T11">KISHSH_668E390N_S vs </text:span><text:span text:style-name="T10">KISHSH_623E301N_S</text:span></text:p>
        </text:list-item>
        <text:list-item>
          <text:p text:style-name="P12"><text:span text:style-name="T11">ع</text:span><text:span text:style-name="T12">ميان ىر شام: </text:span><text:span text:style-name="T10">AMMAN_359E319N_S</text:span><text:span text:style-name="T12">؟؟؟</text:span></text:p>
        </text:list-item>
        <text:list-item>
          <text:p text:style-name="P13"><text:span text:style-name="T22">كفرس</text:span><text:span text:style-name="T23">ابا</text:span><text:span text:style-name="T22"> </text:span><text:span text:style-name="T23">؟=؟ </text:span><text:span text:style-name="T15">كفرسلام</text:span></text:p>
        </text:list-item>
        <text:list-item>
          <text:p text:style-name="P14"><text:span text:style-name="T13">ش</text:span><text:span text:style-name="T14">رف الصلا باید به الصلا تغییر کند با آیدیِ </text:span><text:span text:style-name="T18">SALA_354E278N_S</text:span></text:p>
        </text:list-item>
        <text:list-item>
          <text:p text:style-name="P15"><text:span text:style-name="T20">ق</text:span><text:span text:style-name="T19">با و دثینة دو مورد در جریزة العرب دارند </text:span><text:span text:style-name="T21">و</text:span><text:span text:style-name="T19"> بايد تصحيح شوند</text:span></text:p>
        </text:list-item>
        <text:list-item>
          <text:p text:style-name="P2"><text:span text:style-name="T8">جرجان → found URI (</text:span><text:span text:style-name="T19">JURJAN_549E373N_R</text:span><text:span text:style-name="T8">) should be changed to SHAHRASTAN_552E371N_S which is شهرستان، جرجان</text:span></text:p>
        </text:list-item>
        <text:list-item>
          <text:p text:style-name="P3"><text:span text:style-name="T9">there are two ال</text:span>زبيدية</text:p>
        </text:list-item>
        <text:list-item>
          <text:p text:style-name="P16">قرن در جزیره العرب <text:s/>و جسر جهنم در گراف نیستند؟؟</text:p>
        </text:list-item>
        <text:list-item>
          <text:p text:style-name="P4"><text:span text:style-name="T25">راس العقبة <text:s/>=</text:span>KHASHT_513E295N_S <text:span text:style-name="T24">؟؟؟</text:span></text:p>
        </text:list-item>
        <text:list-item>
          <text:p text:style-name="P20"><text:bookmark text:name="stop_8"/><text:span text:style-name="T26">الجزيرة,Maghrib,Barqa,Andalus = </text:span>JAZIRAABUSHARIK_109E370N_S<text:span text:style-name="T26">؟؟؟ (or </text:span>JAZIRABANUZAGHANNAYA_030E367N_S!!!!<text:span text:style-name="T26">)</text:span></text:p>
        </text:list-item>
        <text:list-item>
          <text:p text:style-name="P26">الدارين,Khurasan,Sijistan,Transoxiana = DARIYAN_529E295N_S ؟؟؟؟</text:p>
        </text:list-item>
        <text:list-item>
          <text:p text:style-name="P27">خنفس not in graph??</text:p>
        </text:list-item>
        <text:list-item>
          <text:p text:style-name="P21"><text:bookmark text:name="stop_2"/><text:span text:style-name="T26">الزبيدية,Iraq = </text:span>ZUBAYDIYYA_469E344N_S/ZUBAYDIYYA_468E342N_S??</text:p>
        </text:list-item>
        <text:list-item>
          <text:p text:style-name="P5"><text:span text:style-name="T27">الشقور: </text:span>SHAQR_004W391N_S <text:span text:style-name="T27">is set!!!!!!!! but doesn't seem that is “</text:span>ARJIKUK_014W352N_S<text:span text:style-name="T27">” neither based on the path explained in Muqaddasi. It should be somewhere between فاس and بصرة in Maracco.</text:span></text:p>
        </text:list-item>
        <text:list-item>
          <text:p text:style-name="P6"><text:span text:style-name="T28">Two </text:span><text:bookmark text:name="stop_12"/>رباط,Khurasan,Sijistan,Transoxiana: <text:span text:style-name="T28">one near to انبار and اليهودية. The other near to رباط الحجرية and </text:span>ASFABJAY_670E305N_S,Sijistan</text:p>
        </text:list-item>
        <text:list-item>
          <text:p text:style-name="P17">كفرسلام = كفرسابا؟؟؟؟؟</text:p>
        </text:list-item>
        <text:list-item>
          <text:p text:style-name="P18">بالس - ولا شتان در هند = BALISH_676E296N_R ؟؟؟</text:p>
        </text:list-item>
        <text:list-item>
          <text:p text:style-name="P7"><text:span text:style-name="T29">العقبة </text:span><text:span text:style-name="T30">در خراسان: </text:span><text:span text:style-name="T32">is set to </text:span><text:span text:style-name="T17">MAZDURAN_605E361N_S,Khurasan</text:span><text:span text:style-name="T32">!!!!! (false)</text:span></text:p>
        </text:list-item>
        <text:list-item>
          <text:p text:style-name="P32"><text:bookmark text:name="stop_14"/>كرك: 2or 3 times, but non match against the Muqaddasi paths</text:p>
        </text:list-item>
        <text:list-item>
          <text:p text:style-name="P28"><text:bookmark text:name="stop_0"/><text:span text:style-name="T32">روار,Faris </text:span><text:span text:style-name="T31">= </text:span><text:span text:style-name="T32">ZAWAR_568E312N_S</text:span><text:span text:style-name="T31">؟؟؟</text:span></text:p>
        </text:list-item>
        <text:list-item>
          <text:p text:style-name="P29">yazd should have YAZD_543E319N_S instead of YAZD_543E319N_R</text:p>
        </text:list-item>
        <text:list-item>
          <text:p text:style-name="P22"><text:span text:style-name="T34">MALIQA_044W367N_R </text:span><text:span text:style-name="T33">should be changed to MALIQA_044W367N_S</text:span></text:p>
        </text:list-item>
        <text:list-item>
          <text:p text:style-name="P22"><text:bookmark text:name="stop_10"/><text:span text:style-name="T36">ملحة,Jazirat al-Arab,Yemen </text:span><text:span text:style-name="T37">= </text:span><text:span text:style-name="T35">FALJA_424E235N_S</text:span><text:span text:style-name="T37"> ???</text:span></text:p>
        </text:list-item>
        <text:list-item>
          <text:p text:style-name="P22"><text:bookmark text:name="stop_6"/><text:span text:style-name="T37">قرنة,Khurasan,Sijistan,Transoxiana </text:span><text:span text:style-name="T38">= HASHIMJIRD_670E376N_S???</text:span></text:p>
        </text:list-item>
        <text:list-item>
          <text:p text:style-name="P23"><text:bookmark text:name="stop_17"/><text:span text:style-name="T38">الغور,Khurasan,Sijistan,Transoxiana </text:span><text:span text:style-name="T39">= JIBALGHUR_650E343N_O???</text:span></text:p>
        </text:list-item>
        <text:list-item>
          <text:p text:style-name="P23"><text:span text:style-name="T39">RIBAT_534E291N_S </text:span><text:span text:style-name="T40">is set for رباط in Fars, which is false.</text:span></text:p>
        </text:list-item>
        <text:list-item>
          <text:p text:style-name="P23"><text:bookmark text:name="stop_4"/><text:span text:style-name="T40">خان,Khuzistan </text:span><text:span text:style-name="T41">is probably not a toponym</text:span></text:p>
        </text:list-item>
        <text:list-item>
          <text:p text:style-name="P24"><text:bookmark text:name="stop_16"/><text:span text:style-name="T41">تيز مكران,Sind </text:span><text:span text:style-name="T42">= TIZ_606E253N_S OR MUKRAN_625E265N_R???</text:span></text:p>
        </text:list-item>
        <text:list-item>
          <text:p text:style-name="P30"><text:soft-page-break/>two URIs <text:span text:style-name="T44">for سبيذروذ</text:span></text:p>
        </text:list-item>
        <text:list-item>
          <text:p text:style-name="P25"><text:span text:style-name="T43">القصر in Iraq = </text:span>QASRIBNHUBAYRA_443E327N_S ???</text:p>
        </text:list-item>
        <text:list-item>
          <text:p text:style-name="P31">جرجان has multiple URIs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askerville" svg:font-family="Baskerville, Brill, Amiri, Georgia, Lateef, 'Geeza Pro', serif"/>
    <style:font-face style:name="Courier New" svg:font-family="'Courier New', Lucid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6:28:45.854334924</meta:creation-date>
    <dc:date>2017-03-10T00:22:13.840004293</dc:date>
    <meta:editing-duration>P1DT21H41M2S</meta:editing-duration>
    <meta:editing-cycles>22</meta:editing-cycles>
    <meta:generator>LibreOffice/5.0.6.2$Linux_X86_64 LibreOffice_project/00m0$Build-2</meta:generator>
    <meta:document-statistic meta:table-count="0" meta:image-count="0" meta:object-count="0" meta:page-count="2" meta:paragraph-count="36" meta:word-count="283" meta:character-count="1986" meta:non-whitespace-character-count="1770"/>
  </office:meta>
</office:document-meta>
</file>